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Soap12BindingFactory.createFault( Wsdl1SoapOperationImpl operation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dl1Soap12BindingFactory.createOutput( Wsdl1SoapOperationImpl operation , BindingOperation wsdlBindingOper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Wsdl1Soap12BindingFactory.createWsdl1SoapBinding( Port wsdlPor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Wsdl1Soap12BindingFactory.getStyl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1Soap12BindingFactory.createInput( Wsdl1SoapOperationImpl operation , BindingOperation wsdlBindingOper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